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8823" officeooo:paragraph-rsid="0021882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9092" officeooo:paragraph-rsid="002190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19092" officeooo:paragraph-rsid="0021909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218823" officeooo:paragraph-rsid="0021882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8823" officeooo:paragraph-rsid="002188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23c6" officeooo:paragraph-rsid="002240e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23c6" officeooo:paragraph-rsid="002223c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40e0" officeooo:paragraph-rsid="002240e0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228105" officeooo:paragraph-rsid="0022810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8105" officeooo:paragraph-rsid="0022810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8823" officeooo:paragraph-rsid="00218823" fo:background-color="#fffbcc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218823" officeooo:paragraph-rsid="00218823" fo:background-color="#fffbcc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218823" officeooo:paragraph-rsid="002223c6" fo:background-color="#fffbcc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219092" officeooo:paragraph-rsid="002223c6" fo:background-color="#fffbcc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219092" officeooo:paragraph-rsid="00219092" fo:background-color="#fffbc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23c6" officeooo:paragraph-rsid="002240e0" fo:background-color="#fff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40e0" officeooo:paragraph-rsid="002240e0" fo:background-color="#fffbc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e70b" officeooo:paragraph-rsid="0022e70b" fo:background-color="#fffbcc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218823" officeooo:paragraph-rsid="00218823" fo:background-color="#fffbcc" style:font-size-asian="10.5pt" style:font-weight-asian="bold" style:font-size-complex="12pt" style:font-weight-complex="bold"/>
    </style:style>
    <style:style style:name="P20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bold" officeooo:rsid="0022e70b" officeooo:paragraph-rsid="0022e70b" fo:background-color="#fffbc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28105" officeooo:paragraph-rsid="0022810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19092" officeooo:paragraph-rsid="00219092" fo:background-color="#ffdaa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19092" officeooo:paragraph-rsid="002240e0" fo:background-color="#ffdaa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240e0" officeooo:paragraph-rsid="002240e0" fo:background-color="#ffdaa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18823" officeooo:paragraph-rsid="00218823" fo:background-color="#dfcce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2e70b" officeooo:paragraph-rsid="0022e70b" fo:background-color="#dfcce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2000b2" officeooo:paragraph-rsid="002000b2" fo:background-color="#dfcce4" style:font-size-asian="14pt" style:font-weight-asian="bold" style:font-size-complex="16pt" style:font-weight-complex="bold"/>
    </style:style>
    <style:style style:name="P28" style:family="paragraph" style:parent-style-name="Standard" style:list-style-name="L3">
      <style:paragraph-properties fo:margin-top="0.101cm" fo:margin-bottom="0.101cm" loext:contextual-spacing="false"/>
      <style:text-properties style:text-underline-style="none" fo:font-weight="bold" officeooo:rsid="002240e0" officeooo:paragraph-rsid="002240e0" fo:background-color="#fffbcc" style:font-weight-asian="bold" style:font-weight-complex="bold"/>
    </style:style>
    <style:style style:name="P29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2240e0" officeooo:paragraph-rsid="002240e0" fo:background-color="#fffbcc" style:font-weight-asian="normal" style:font-weight-complex="normal"/>
    </style:style>
    <style:style style:name="P30" style:family="paragraph" style:parent-style-name="Standard" style:list-style-name="L2">
      <style:paragraph-properties fo:margin-top="0.101cm" fo:margin-bottom="0.101cm" loext:contextual-spacing="false"/>
      <style:text-properties officeooo:paragraph-rsid="002223c6" fo:background-color="#fffbcc"/>
    </style:style>
    <style:style style:name="P31" style:family="paragraph" style:parent-style-name="Standard">
      <style:paragraph-properties fo:margin-top="0.101cm" fo:margin-bottom="0.101cm" loext:contextual-spacing="false"/>
      <style:text-properties officeooo:paragraph-rsid="002240e0" fo:background-color="#fffbcc"/>
    </style:style>
    <style:style style:name="P32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fo:font-weight="bold" officeooo:rsid="002240e0" officeooo:paragraph-rsid="002240e0" fo:background-color="#dfcce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07dc" style:font-weight-asian="bold" style:font-weight-complex="bold"/>
    </style:style>
    <style:style style:name="T3" style:family="text">
      <style:text-properties fo:font-weight="bold" fo:background-color="#ffdaa2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2pt" style:text-underline-style="none" fo:font-weight="normal" officeooo:rsid="00218823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219092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2223c6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bold" officeooo:rsid="00218823" style:font-size-asian="10.5pt" style:font-weight-asian="bold" style:font-size-complex="12pt" style:font-weight-complex="bold"/>
    </style:style>
    <style:style style:name="T9" style:family="text">
      <style:text-properties style:font-name="Arial" fo:font-size="12pt" style:text-underline-style="none" fo:font-weight="bold" officeooo:rsid="00219092" style:font-size-asian="10.5pt" style:font-weight-asian="bold" style:font-size-complex="12pt" style:font-weight-complex="bold"/>
    </style:style>
    <style:style style:name="T10" style:family="text">
      <style:text-properties style:font-name="Arial" fo:font-size="12pt" style:text-underline-style="none" fo:font-weight="bold" officeooo:rsid="002223c6" style:font-size-asian="10.5pt" style:font-weight-asian="bold" style:font-size-complex="12pt" style:font-weight-complex="bold"/>
    </style:style>
    <style:style style:name="T11" style:family="text">
      <style:text-properties style:font-name="Arial" fo:font-size="12pt" style:font-size-asian="10.5pt" style:font-size-complex="12pt"/>
    </style:style>
    <style:style style:name="T12" style:family="text">
      <style:text-properties style:font-name="Arial" fo:font-size="12pt" officeooo:rsid="002223c6" style:font-size-asian="10.5pt" style:font-size-complex="12pt"/>
    </style:style>
    <style:style style:name="T1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22e70b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16" style:family="text">
      <style:text-properties style:font-name="Arial" fo:font-size="12pt" fo:background-color="#ffdaa2" loext:char-shading-value="0" style:font-size-asian="10.5pt" style:font-size-complex="12pt"/>
    </style:style>
    <style:style style:name="T17" style:family="text">
      <style:text-properties fo:background-color="#ffdaa2" loext:char-shading-value="0"/>
    </style:style>
    <style:style style:name="T18" style:family="text">
      <style:text-properties officeooo:rsid="002407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riptografía</text:p>
      <text:p text:style-name="P11">Es la<text:span text:style-name="T1"> ciencia de leer y escribir mensajes codificado</text:span>s. Es un componente fundamental en los mecanismos de:</text:p>
      <text:list xml:id="list3691646786" text:style-name="L1">
        <text:list-item>
          <text:p text:style-name="P12"><text:span text:style-name="T3">Autenticación:</text:span> Establece la <text:span text:style-name="T1">identidad del transmisor y el receptor</text:span> de la información.</text:p>
        </text:list-item>
        <text:list-item>
          <text:p text:style-name="P19"><text:span text:style-name="T17">Integridad:</text:span> <text:span text:style-name="T4">Asegura que los </text:span>datos no han sido alterados.</text:p>
        </text:list-item>
        <text:list-item>
          <text:p text:style-name="P19"><text:span text:style-name="T17">Confidencialidad:</text:span> <text:span text:style-name="T4">Asegura que </text:span>nadie, excepto el transmisor y el receptor, son capaces de interpretar los datos<text:span text:style-name="T4"> transmitidos.</text:span></text:p>
        </text:list-item>
        <text:list-item>
          <text:p text:style-name="P19"><text:span text:style-name="T17">Vinculación o no repudio:</text:span> <text:span text:style-name="T4">Permite </text:span>vincular un documento o transacción a una persona o un sistema<text:span text:style-name="T4"> de gestión criptográfico automatizado.</text:span></text:p>
        </text:list-item>
      </text:list>
      <text:p text:style-name="P1"/>
      <text:p text:style-name="P1">Generalmente un mecanismo criptográfico utiliza un algoritmo (función matemática) y un valor secreto conocido como clave.</text:p>
      <text:p text:style-name="P1">Cuanto mas grande es el espacio de claves (rango de valores posibles) más difícil es obtener la clave por medio de ataques de fuerza bruta (probar todas las combinaciones posibles).</text:p>
      <text:p text:style-name="P1"/>
      <text:p text:style-name="P25">Encripción simétrica</text:p>
      <text:p text:style-name="P11">Conocida como <text:span text:style-name="T1">encripción de “clave secreta”</text:span> utiliza <text:span text:style-name="T1">una clave común</text:span> y el <text:span text:style-name="T1">mismo algoritmo criptográfico</text:span> para encriptar y desencriptar el mensaje.</text:p>
      <text:p text:style-name="P11">El <text:span text:style-name="T1">punto fl</text:span><text:span text:style-name="T2">o</text:span><text:span text:style-name="T1">jo es la distribución de esta clave</text:span> (debe ser un canal seguro).</text:p>
      <text:p text:style-name="P1"/>
      <text:p text:style-name="P1">Algunos de los algoritmos más conocidos de encripción simétrica son:</text:p>
      <text:list xml:id="list194353206106230" text:continue-numbering="true" text:style-name="L1">
        <text:list-item>
          <text:p text:style-name="P4">Data encryption standard (DES).</text:p>
        </text:list-item>
        <text:list-item>
          <text:p text:style-name="P4">3DES (triples DES). Mas difícil de romper por fuerza bruta que DES.</text:p>
        </text:list-item>
        <text:list-item>
          <text:p text:style-name="P4">Rivest Cipher 4 (RC-4).</text:p>
        </text:list-item>
        <text:list-item>
          <text:p text:style-name="P4">International Data Encryption Algorithm (IDEA).</text:p>
        </text:list-item>
        <text:list-item>
          <text:p text:style-name="P4">AES (Advanced Encryption Standard) 128/192/256.</text:p>
        </text:list-item>
      </text:list>
      <text:p text:style-name="P1"/>
      <text:p text:style-name="P25">Encripción Asimétrica</text:p>
      <text:list xml:id="list2564092552" text:style-name="L2">
        <text:list-item>
          <text:p text:style-name="P13">Conocida como <text:span text:style-name="T1">encripción de “clave publica”.</text:span></text:p>
        </text:list-item>
        <text:list-item>
          <text:p text:style-name="P13">Los extremos pueden utilizar el <text:span text:style-name="T1">mismo algoritmo o uno diferente pero complementario</text:span> para encriptar y desencriptar la información.</text:p>
        </text:list-item>
        <text:list-item>
          <text:p text:style-name="P30"><text:span text:style-name="T5">Dos valores de clave diferentes, pero complementarios, </text:span><text:span text:style-name="T6">u</text:span><text:span text:style-name="T5">na </text:span><text:span text:style-name="T8">clave pública y una clave privada.</text:span></text:p>
        </text:list-item>
        <text:list-item>
          <text:p text:style-name="P14">Se <text:span text:style-name="T1">encripta el mensaje con la clave publica del receptor</text:span> (conocida o intercambiada), luego <text:span text:style-name="T1">el receptor la desencripta usando su propia clave privada.</text:span></text:p>
        </text:list-item>
      </text:list>
      <text:p text:style-name="P1"/>
      <text:p text:style-name="P3"/>
      <text:p text:style-name="P22"><text:soft-page-break/>Características</text:p>
      <text:list xml:id="list194352895525001" text:continue-list="list194353206106230" text:style-name="L1">
        <text:list-item>
          <text:p text:style-name="P15"><text:span text:style-name="T1">Integridad</text:span> de los datos: Solo el receptor es capaz de desencriptar el mensaje.</text:p>
        </text:list-item>
        <text:list-item>
          <text:p text:style-name="P15"><text:span text:style-name="T1">Confidencialidad</text:span> de los datos: Razón idem anterior.</text:p>
        </text:list-item>
      </text:list>
      <text:p text:style-name="P2"/>
      <text:p text:style-name="P23">Autenticación y no repudio</text:p>
      <text:p text:style-name="P31"><text:span text:style-name="T9">Encriptando unicamente con la clave publica</text:span><text:span text:style-name="T6"> del destino </text:span><text:span text:style-name="T9">no garantizo autentificación ni no repudio</text:span><text:span text:style-name="T6">, debido a que cualquiera puede hacerlo y </text:span><text:span text:style-name="T9">no se puede </text:span><text:span text:style-name="T10">identificar el origen.</text:span></text:p>
      <text:p text:style-name="P6"/>
      <text:p text:style-name="P16"><text:span text:style-name="T1">Para garantizar</text:span> <text:span text:style-name="T1">autentificación y el no repudio</text:span>, el emisor encriptara el mensaje con su clave privada, de esta forma el receptor desencriptara el mismo con la clave publica del emisor, de forma tal que se obtiene autentificación y no repudio.</text:p>
      <text:p text:style-name="P16"/>
      <text:p text:style-name="P16"><text:span text:style-name="T1">Para garantizar autentificación, no repudio, integridad y confidencialidad</text:span> primero se encripta el mensaje con la clave privada del emisor y luego con la clave publica del receptor.</text:p>
      <text:p text:style-name="P7"/>
      <text:p text:style-name="P32"><text:span text:style-name="T12">F</text:span><text:span text:style-name="T11">unciones de hash</text:span></text:p>
      <text:p text:style-name="P17">Una función de Hash toma una entrada de longitud arbitraria y <text:span text:style-name="T1">genera una salida de longitud fija</text:span>. La salida se llama “<text:span text:style-name="T1">Digest</text:span>”.</text:p>
      <text:p text:style-name="P29"><text:span text:style-name="T11">Las funciones Hash </text:span><text:span text:style-name="T15">garantizan</text:span><text:span text:style-name="T11"> la </text:span><text:span text:style-name="T15">integridad</text:span><text:span text:style-name="T11"> del mensaje.</text:span></text:p>
      <text:p text:style-name="P8"/>
      <text:p text:style-name="P24">Requisitos funciones Hash</text:p>
      <text:list xml:id="list297165646" text:style-name="L3">
        <text:list-item>
          <text:p text:style-name="P28"><text:span text:style-name="T16">Consistencia:</text:span><text:span text:style-name="T11"> </text:span><text:span text:style-name="T13">La </text:span><text:span text:style-name="T11">misma entrada</text:span><text:span text:style-name="T13"> debe generar siempre la </text:span><text:span text:style-name="T11">misma salida.</text:span></text:p>
        </text:list-item>
        <text:list-item>
          <text:p text:style-name="P28"><text:span text:style-name="T16">Aleatoriedad:</text:span><text:span text:style-name="T11"> </text:span><text:span text:style-name="T13">Que </text:span><text:span text:style-name="T11">impida adivinar el mensaje original.</text:span></text:p>
        </text:list-item>
        <text:list-item>
          <text:p text:style-name="P28"><text:span text:style-name="T16">Unicidad:</text:span><text:span text:style-name="T11"> </text:span><text:span text:style-name="T13">Debe ser </text:span><text:span text:style-name="T11">prácticamente</text:span><text:span text:style-name="T13"> </text:span><text:span text:style-name="T11">imposible encontrar dos mensajes diferentes</text:span><text:span text:style-name="T13"> que generen el</text:span><text:span text:style-name="T11"> mismo Digest</text:span><text:span text:style-name="T13">.</text:span></text:p>
        </text:list-item>
        <text:list-item>
          <text:p text:style-name="P28"><text:span text:style-name="T16">One way:</text:span><text:span text:style-name="T11"> </text:span><text:span text:style-name="T13">Para un Digest dado, debe ser muy difícil o imposible </text:span><text:span text:style-name="T14">regenerar</text:span><text:span text:style-name="T13"> el mensaje de entrada.</text:span></text:p>
        </text:list-item>
      </text:list>
      <text:p text:style-name="P8"/>
      <text:p text:style-name="P21">Funciones mas comunes</text:p>
      <text:list xml:id="list194352806029189" text:continue-numbering="true" text:style-name="L3">
        <text:list-item>
          <text:p text:style-name="P9">Message Digest 4 (MD4).</text:p>
        </text:list-item>
        <text:list-item>
          <text:p text:style-name="P9">Message Digest 5 (MD5).</text:p>
        </text:list-item>
        <text:list-item>
          <text:p text:style-name="P9">Secure Hash Algorithm (SHA).</text:p>
        </text:list-item>
      </text:list>
      <text:p text:style-name="P10"/>
      <text:p text:style-name="P26">Firma digital</text:p>
      <text:p text:style-name="P18">Una firma digital es un <text:span text:style-name="T1">Digest encriptado que se adiciona a un documento</text:span>. Puede utilizarse para:</text:p>
      <text:list xml:id="list194353449206931" text:continue-numbering="true" text:style-name="L3">
        <text:list-item>
          <text:p text:style-name="P20">Confirmar la identidad del emisor.</text:p>
        </text:list-item>
        <text:list-item>
          <text:p text:style-name="P20">Garantizar la integridad del docum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7:19:11.393450782</meta:creation-date>
    <meta:generator>LibreOffice/6.0.7.3$Linux_X86_64 LibreOffice_project/00m0$Build-3</meta:generator>
    <dc:date>2020-11-17T19:43:52.584598754</dc:date>
    <meta:editing-duration>PT26M9S</meta:editing-duration>
    <meta:editing-cycles>15</meta:editing-cycles>
    <meta:document-statistic meta:table-count="0" meta:image-count="0" meta:object-count="0" meta:page-count="2" meta:paragraph-count="45" meta:word-count="532" meta:character-count="3390" meta:non-whitespace-character-count="2927"/>
  </office:meta>
</office:document-meta>
</file>